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5973" officeooo:paragraph-rsid="001b5973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ourier" fo:font-size="16pt" fo:font-style="italic" fo:font-weight="bold" officeooo:rsid="001b5973" officeooo:paragraph-rsid="001b5973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1b5973" officeooo:paragraph-rsid="001b5973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5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the Pearly Gates Will Open</text:p>
      <text:p text:style-name="P6"/>
      <text:p text:style-name="P5">Love divine, so great and wondrous,</text:p>
      <text:p text:style-name="P5">Deep and mighty, pure, sublime,</text:p>
      <text:p text:style-name="P5">Coming from the heart of Jesus,</text:p>
      <text:p text:style-name="P5">Just the same through tests of time!</text:p>
      <text:p text:style-name="P5"/>
      <text:p text:style-name="P5">Like a dove, when hunted, frightened</text:p>
      <text:p text:style-name="P5">As a wounded fawn, was I;</text:p>
      <text:p text:style-name="P5">Broken hearted, yet He healed me,</text:p>
      <text:p text:style-name="P5">He will heed the sinner’s cry.</text:p>
      <text:p text:style-name="P5"/>
      <text:p text:style-name="P5">Love divine, so great and wondrous!</text:p>
      <text:p text:style-name="P5">All my sins He then forgave.</text:p>
      <text:p text:style-name="P5">I will sing His praise forever,</text:p>
      <text:p text:style-name="P5">For His blood, His power to save.</text:p>
      <text:p text:style-name="P5"/>
      <text:p text:style-name="P5">In life’s eventide at twilight,</text:p>
      <text:p text:style-name="P5">At His door I’ll knock and wait;</text:p>
      <text:p text:style-name="P5">By the precious blood of Jesus,</text:p>
      <text:p text:style-name="P5">I shall enter heaven’s gate.</text:p>
      <text:p text:style-name="P4"/>
      <text:p text:style-name="P2">Refrai<text:span text:style-name="T1">n</text:span></text:p>
      <text:p text:style-name="P2"/>
      <text:p text:style-name="P3">He the pearly gates will open,</text:p>
      <text:p text:style-name="P3">So that I may enter in;</text:p>
      <text:p text:style-name="P3">For He purchased my redemption,</text:p>
      <text:p text:style-name="P3">And forgave me all my sin.</text:p>
      <text:p text:style-name="P4"/>
      <text:p text:style-name="P4"/>
      <text:p text:style-name="P4">Composer: <text:span text:style-name="T1">Elsie Ahlwen</text:span></text:p>
      <text:p text:style-name="P4">Lyricist: <text:span text:style-name="T1">Fred Blom (tr. By Nathaniel Carlso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2:48:36.510000000</meta:creation-date>
    <meta:editing-duration>PT7M51S</meta:editing-duration>
    <meta:editing-cycles>2</meta:editing-cycles>
    <meta:generator>LibreOffice/6.3.3.2$Windows_X86_64 LibreOffice_project/a64200df03143b798afd1ec74a12ab50359878ed</meta:generator>
    <dc:title>Tuba Hymn Lyrics</dc:title>
    <dc:date>2020-04-24T12:56:28.017000000</dc:date>
    <meta:document-statistic meta:table-count="0" meta:image-count="0" meta:object-count="0" meta:page-count="1" meta:paragraph-count="24" meta:word-count="136" meta:character-count="720" meta:non-whitespace-character-count="608"/>
    <meta:template xlink:type="simple" xlink:actuate="onRequest" xlink:title="Tuba Hymn Lyrics" xlink:href="../../../../../AppData/Roaming/LibreOffice/4/user/template/Tuba%20Hymn%20Lyrics.ott" meta:date="2020-04-24T12:48:36.287000000"/>
  </office:meta>
</office:document-meta>
</file>